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aac" officeooo:paragraph-rsid="000d3aac"/>
    </style:style>
    <style:style style:name="P2" style:family="paragraph" style:parent-style-name="Standard">
      <style:text-properties officeooo:rsid="000d3aac" officeooo:paragraph-rsid="000f0148"/>
    </style:style>
    <style:style style:name="P3" style:family="paragraph" style:parent-style-name="Standard">
      <style:text-properties fo:font-style="italic" fo:font-weight="bold" officeooo:rsid="000f0148" officeooo:paragraph-rsid="000f0148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d3aac" officeooo:paragraph-rsid="000d3aa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none" fo:font-weight="bold" officeooo:rsid="000f0148" officeooo:paragraph-rsid="000f014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fo:font-weight="bold" officeooo:rsid="00107a39" officeooo:paragraph-rsid="00107a39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none" fo:font-weight="bold" officeooo:rsid="00120b57" officeooo:paragraph-rsid="00120b57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0f0148" officeooo:paragraph-rsid="000f014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107a39" officeooo:paragraph-rsid="00107a3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120b57" officeooo:paragraph-rsid="00120b5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133d10" officeooo:paragraph-rsid="00133d1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133d10" officeooo:paragraph-rsid="00133d10" fo:background-color="#069a2e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f0148" officeooo:paragraph-rsid="000f014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20b57" officeooo:paragraph-rsid="00120b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33d10" officeooo:paragraph-rsid="00133d1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133d10"/>
    </style:style>
    <style:style style:name="P17" style:family="paragraph" style:parent-style-name="Standard">
      <style:text-properties fo:color="#c9211e" fo:font-style="normal" style:text-underline-style="none" fo:font-weight="bold" officeooo:rsid="00133d10" officeooo:paragraph-rsid="00133d10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c9211e" fo:font-style="normal" style:text-underline-style="none" fo:font-weight="bold" officeooo:rsid="00133d10" officeooo:paragraph-rsid="00120b57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133d10" officeooo:paragraph-rsid="00133d10" fo:background-color="#069a2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fo:letter-spacing="normal" officeooo:rsid="00133d10" officeooo:paragraph-rsid="00133d10"/>
    </style:style>
    <style:style style:name="P21" style:family="paragraph" style:parent-style-name="Standard">
      <style:text-properties fo:font-variant="normal" fo:text-transform="none" fo:color="#000000" fo:letter-spacing="normal" style:text-underline-style="none" officeooo:rsid="00133d10" officeooo:paragraph-rsid="00133d10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47644" officeooo:paragraph-rsid="00147644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00a933" style:text-underline-style="solid" style:text-underline-width="auto" style:text-underline-color="font-color" officeooo:rsid="000d3aac" officeooo:paragraph-rsid="000d3aac"/>
    </style:style>
    <style:style style:name="P24" style:family="paragraph" style:parent-style-name="Standard">
      <style:text-properties fo:color="#00a933" fo:font-style="normal" style:text-underline-style="solid" style:text-underline-width="auto" style:text-underline-color="font-color" fo:font-weight="normal" officeooo:rsid="000f0148" officeooo:paragraph-rsid="000f014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a933" fo:font-style="normal" style:text-underline-style="solid" style:text-underline-width="auto" style:text-underline-color="font-color" fo:font-weight="normal" officeooo:rsid="00107a39" officeooo:paragraph-rsid="00107a3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a933" fo:font-style="normal" style:text-underline-style="solid" style:text-underline-width="auto" style:text-underline-color="font-color" fo:font-weight="normal" officeooo:rsid="00120b57" officeooo:paragraph-rsid="00120b5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7644" officeooo:paragraph-rsid="00147644" style:font-size-asian="18pt" style:font-weight-asian="bold" style:font-size-complex="18pt" style:font-weight-complex="bold"/>
    </style:style>
    <style:style style:name="T1" style:family="text">
      <style:text-properties fo:font-style="normal" style:text-underline-style="none" fo:font-weight="normal" officeooo:rsid="00133d10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33d1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officeooo:rsid="00120b57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style:text-underline-style="none"/>
    </style:style>
    <style:style style:name="T6" style:family="text">
      <style:text-properties fo:font-variant="normal" fo:text-transform="none" fo:color="#000000" fo:letter-spacing="normal" style:text-underline-style="none" officeooo:rsid="00133d10"/>
    </style:style>
    <style:style style:name="T7" style:family="text">
      <style:text-properties fo:font-variant="normal" fo:text-transform="none" fo:color="#000000" fo:letter-spacing="normal" style:text-underline-style="solid" style:text-underline-type="double" style:text-underline-width="auto" style:text-underline-color="font-color" officeooo:rsid="00133d10"/>
    </style:style>
    <style:style style:name="T8" style:family="text">
      <style:text-properties fo:font-variant="normal" fo:text-transform="none" fo:color="#000000" fo:letter-spacing="normal" officeooo:rsid="00133d10"/>
    </style:style>
    <style:style style:name="T9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Les variables</text:p>
      <text:p text:style-name="P22"/>
      <text:p text:style-name="P23">Exercice 1.1</text:p>
      <text:p text:style-name="P1"/>
      <text:p text:style-name="P1">Début</text:p>
      <text:p text:style-name="P1">A ← 1 </text:p>
      <text:p text:style-name="P1">B ← A + 3 </text:p>
      <text:p text:style-name="P1">A ← 3 </text:p>
      <text:p text:style-name="P1">Fin</text:p>
      <text:p text:style-name="P1"/>
      <text:p text:style-name="P4">réponses : <text:span text:style-name="T9">A=3; B=4</text:span></text:p>
      <text:p text:style-name="P1"/>
      <text:p text:style-name="P23">Exercice 1.2</text:p>
      <text:p text:style-name="P1"/>
      <text:p text:style-name="P1">Début</text:p>
      <text:p text:style-name="P1">A ← 5 </text:p>
      <text:p text:style-name="P1">B ← 3 </text:p>
      <text:p text:style-name="P1">C ← A + B </text:p>
      <text:p text:style-name="P1">A ← 2 </text:p>
      <text:p text:style-name="P1">C ← B – A </text:p>
      <text:p text:style-name="P1">Fin</text:p>
      <text:p text:style-name="P1"/>
      <text:p text:style-name="P4">réponse : <text:span text:style-name="T9">C=1</text:span></text:p>
      <text:p text:style-name="P1"/>
      <text:p text:style-name="P23">Exercice 1.3</text:p>
      <text:p text:style-name="P1"/>
      <text:p text:style-name="P1">Début </text:p>
      <text:p text:style-name="P1">A ← 5 </text:p>
      <text:p text:style-name="P1">B ← A + 4 </text:p>
      <text:p text:style-name="P1">A ← A + 1 </text:p>
      <text:p text:style-name="P1">B ← A – 4 </text:p>
      <text:p text:style-name="P1">Fin</text:p>
      <text:p text:style-name="P1"/>
      <text:p text:style-name="P4">réponse : <text:span text:style-name="T9">B=2</text:span></text:p>
      <text:p text:style-name="P1"/>
      <text:p text:style-name="P23">Exercice 1.4</text:p>
      <text:p text:style-name="P1"/>
      <text:p text:style-name="P2">Début </text:p>
      <text:p text:style-name="P2">A ← 3 </text:p>
      <text:p text:style-name="P2">B ← 10 </text:p>
      <text:p text:style-name="P2">C ← A + B <text:s text:c="4"/></text:p>
      <text:p text:style-name="P2">B ← A + B <text:s text:c="5"/></text:p>
      <text:p text:style-name="P2">A ← C <text:s text:c="10"/></text:p>
      <text:p text:style-name="P2">Fin</text:p>
      <text:p text:style-name="P1"/>
      <text:p text:style-name="P3">réponse : <text:span text:style-name="T9">A=13 </text:span></text:p>
      <text:p text:style-name="P3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4">Exercice 1.5</text:p>
      <text:p text:style-name="P8"/>
      <text:p text:style-name="P13">Début </text:p>
      <text:p text:style-name="P13">A ← 5 <text:s text:c="2"/>a=5</text:p>
      <text:p text:style-name="P13">B ← 2 <text:s text:c="2"/>b=2</text:p>
      <text:p text:style-name="P13">A ← B <text:s/>a=2</text:p>
      <text:p text:style-name="P13">B ← A <text:s/>b=2</text:p>
      <text:p text:style-name="P13"><text:s/>Fin</text:p>
      <text:p text:style-name="P13"/>
      <text:p text:style-name="P5">réponse : <text:span text:style-name="T9">B=2</text:span></text:p>
      <text:p text:style-name="P5"/>
      <text:p text:style-name="P24">Exercice 1.6</text:p>
      <text:p text:style-name="P8"/>
      <text:p text:style-name="P17">Mauvaise réponse</text:p>
      <text:p text:style-name="P17"/>
      <text:p text:style-name="P12">Correction :</text:p>
      <text:p text:style-name="P16"><text:span text:style-name="T2">C</text:span><text:span text:style-name="T4">←</text:span><text:span text:style-name="T8">A</text:span></text:p>
      <text:p text:style-name="P20">A←B</text:p>
      <text:p text:style-name="P20">B←C</text:p>
      <text:p text:style-name="P6"/>
      <text:p text:style-name="P6"/>
      <text:p text:style-name="P25">Exercice 1.7</text:p>
      <text:p text:style-name="P9"/>
      <text:p text:style-name="P17">Mauvaise réponse</text:p>
      <text:p text:style-name="P11"/>
      <text:p text:style-name="P12">Correction :</text:p>
      <text:p text:style-name="P16"><text:span text:style-name="T1">D</text:span><text:span text:style-name="T5">←</text:span><text:span text:style-name="T6">C</text:span></text:p>
      <text:p text:style-name="P21">C←B</text:p>
      <text:p text:style-name="P16"><text:span text:style-name="T1">B</text:span><text:span text:style-name="T5">←</text:span><text:span text:style-name="T6">A</text:span></text:p>
      <text:p text:style-name="P16"><text:span text:style-name="T1">A</text:span><text:span text:style-name="T5">←</text:span><text:span text:style-name="T7">D</text:span></text:p>
      <text:p text:style-name="P14"/>
      <text:p text:style-name="P26">Exercice 1.8</text:p>
      <text:p text:style-name="P10"/>
      <text:p text:style-name="P17">Mauvaise réponse</text:p>
      <text:p text:style-name="P17"/>
      <text:p text:style-name="P19">Correction :</text:p>
      <text:p text:style-name="P15"><text:span text:style-name="T3">O</text:span>n peut pas le faire</text:p>
      <text:p text:style-name="P10"/>
      <text:p text:style-name="P10"/>
      <text:p text:style-name="P26">Exercice 1.9</text:p>
      <text:p text:style-name="P18"/>
      <text:p text:style-name="P14">Début </text:p>
      <text:p text:style-name="P14">A ← "423" </text:p>
      <text:p text:style-name="P14">B ← "12" </text:p>
      <text:p text:style-name="P14">C ← A &amp; B </text:p>
      <text:p text:style-name="P14">Fin</text:p>
      <text:p text:style-name="P14"/>
      <text:p text:style-name="P7">réponse : C= <text:span text:style-name="T9">« 42312 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5:33:21.630895718</meta:creation-date>
    <dc:date>2022-01-26T14:48:48.996416357</dc:date>
    <meta:editing-duration>PT10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170" meta:character-count="619" meta:non-whitespace-character-count="462"/>
  </office:meta>
</office:document-meta>
</file>